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 fo:orphans="0" fo:widows="0"/>
    </style:style>
    <style:style style:name="P2" style:family="paragraph" style:parent-style-name="Standard" style:master-page-name="Standard">
      <style:paragraph-properties fo:line-height="150%" fo:text-align="center" style:justify-single-word="false" fo:orphans="0" fo:widows="0" style:page-number="auto"/>
    </style:style>
    <style:style style:name="T1" style:family="text">
      <style:text-properties fo:color="#000000" style:font-name="Times New Roman" fo:font-size="12pt" fo:language="en" fo:country="US" fo:font-weight="bold" style:letter-kerning="true" style:font-name-asian="FreeSans" style:font-size-asian="12pt" style:language-asian="hi" style:country-asian="IN" style:font-weight-asian="bold"/>
    </style:style>
    <style:style style:name="T2" style:family="text">
      <style:text-properties fo:color="#000000" style:font-name="Times New Roman" fo:font-size="12pt" fo:language="en" fo:country="US" style:text-underline-style="solid" style:text-underline-width="auto" style:text-underline-color="font-color" fo:font-weight="normal" style:letter-kerning="true" style:font-name-asian="FreeSans" style:font-size-asian="12pt" style:language-asian="hi" style:country-asian="IN" style:font-weight-asian="normal"/>
    </style:style>
    <style:style style:name="T3" style:family="text">
      <style:text-properties fo:color="#000000" style:font-name="Times New Roman" fo:font-size="12pt" fo:language="en" fo:country="US" style:text-underline-style="none" fo:font-weight="normal" style:letter-kerning="true" style:font-name-asian="FreeSans" style:font-size-asian="12pt" style:language-asian="hi" style:country-asian="IN" style:font-weight-asian="normal"/>
    </style:style>
    <style:style style:name="T4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hapter 8 </text:span></text:p>
      <text:p text:style-name="P1"><text:span text:style-name="T1">Vocab</text:span></text:p>
      <text:p text:style-name="P1"><text:span text:style-name="T2">Extends</text:span><text:span text:style-name="T3"> – Inheritance, creating a subclass from a superclass.</text:span></text:p>
      <text:p text:style-name="P1"><text:span text:style-name="T3"><text:tab/>Ex: Class Rectangle extends Quadrilateral</text:span></text:p>
      <text:p text:style-name="P1"><text:span text:style-name="T3"><text:tab/>(Rectangle is a subclass of Quadrilateral.)</text:span></text:p>
      <text:p text:style-name="P1"><text:span text:style-name="T2">Instance Variable</text:span><text:span text:style-name="T3"> – Variables in a class</text:span></text:p>
      <text:p text:style-name="P1"><text:span text:style-name="T3"><text:tab/>Ex: hours, minutes, seconds – in the class Time.</text:span></text:p>
      <text:p text:style-name="P1"><text:span text:style-name="T3"><text:tab/>Should be declared private to protect their values. </text:span></text:p>
      <text:p text:style-name="P1"><text:span text:style-name="T2">Constructor</text:span><text:span text:style-name="T3"> – Special method which sets the default values of the instance variables. </text:span></text:p>
      <text:p text:style-name="P1"><text:span text:style-name="T3"><text:tab/>Ex: set h, m, s to 0.</text:span></text:p>
      <text:p text:style-name="P1"><text:span text:style-name="T2">Mutator</text:span><text:span text:style-name="T3"> – To mutate, to change. The set functions.</text:span></text:p>
      <text:p text:style-name="P1"><text:span text:style-name="T2">Accessors</text:span><text:span text:style-name="T3"> – the get functions.</text:span></text:p>
      <text:p text:style-name="P1"><text:span text:style-name="T2">Encapsulation</text:span><text:span text:style-name="T3"> – Comes from capsule, combination of things. It is the package of private data members and public methods which deal with those data members. <text:s/></text:span></text:p>
      <text:p text:style-name="P1"><text:span text:style-name="T2">Attribute</text:span><text:span text:style-name="T3"> – Another name for instance variable</text:span></text:p>
      <text:p text:style-name="P1"><text:span text:style-name="T2">Behavior</text:span><text:span text:style-name="T3"> – Public methods which deal with the data members. </text:span></text:p>
      <text:p text:style-name="P1"><text:span text:style-name="T2">This</text:span><text:span text:style-name="T3"> – Used when you have a shadowed scope name conflict.</text:span></text:p>
      <text:p text:style-name="P1"><text:span text:style-name="T3"><text:tab/>Ex: public void setHour(int hour)</text:span></text:p>
      <text:p text:style-name="P1"><text:span text:style-name="T3"><text:tab/> <text:s text:c="6"/>{</text:span></text:p>
      <text:p text:style-name="P1"><text:span text:style-name="T3"><text:s text:c="3"/><text:tab/><text:tab/>this.hour = hour;</text:span></text:p>
      <text:p text:style-name="P1"><text:span text:style-name="T3"><text:tab/> <text:s text:c="7"/>}</text:span></text:p>
      <text:p text:style-name="P1"><text:span text:style-name="T2">static</text:span><text:span text:style-name="T3"> – Classwide piece of information.</text:span></text:p>
      <text:p text:style-name="P1"><text:span text:style-name="T3"><text:tab/>Ex: You had an array of objects, each object represents a student.</text:span></text:p>
      <text:p text:style-name="P1"><text:span text:style-name="T3"><text:tab/> A static variable in the class could be used to keep which student you are working with.</text:span></text:p>
      <text:p text:style-name="P1"><text:span text:style-name="T2">Public</text:span><text:span text:style-name="T3"> – You may access this variable/method anywhere there is a reference to it.</text:span></text:p>
      <text:p text:style-name="P1"><text:span text:style-name="T2">Private</text:span><text:span text:style-name="T3"> – You may only access this variable/method in the class which it is declared.</text:span></text:p>
      <text:p text:style-name="P1"><text:span text:style-name="T2">Protected (Java)</text:span><text:span text:style-name="T3"> – You may access this variable/method in the class it is declared and ONE LEVEL of subclass below its class.</text:span></text:p>
      <text:p text:style-name="P1"><text:span text:style-name="T2">Final</text:span><text:span text:style-name="T3"> – Constant variables, cannot be changed once initialized.</text:span></text:p>
      <text:p text:style-name="P1"><text:span text:style-name="T3"><text:tab/>Ex: final double salestax = 0.06;</text:span></text:p>
      <text:p text:style-name="P1"><text:span text:style-name="T2">Abstract Data Type (ADT)</text:span><text:span text:style-name="T3"> – object from which you create more primitive data types (time is built upon three integers)</text:span></text:p>
      <text:p text:style-name="P1"><text:span text:style-name="T3"><text:tab/><text:tab/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0" style:font-name="Liberation Serif" fo:font-family="'Liberation Serif'" style:font-family-generic="roman" style:font-pitch="variable" fo:font-size="12pt" fo:language="en" fo:country="US" style:letter-kerning="true" style:font-name-asian="FreeSans" style:font-family-asian="FreeSans" style:font-family-generic-asian="system" style:font-pitch-asian="variable" style:font-size-asian="12pt" style:language-asian="hi" style:country-asian="IN" style:font-name-complex="Liberation Serif1" style:font-family-complex="'Liberation Serif'" style:font-family-generic-complex="system" style:font-pitch-complex="variable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FreeSans" style:font-family-asian="FreeSans" style:font-family-generic-asian="system" style:font-pitch-asian="variable" style:font-size-asian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20%"/>
      <style:text-properties style:font-name-asian="FreeSans" style:font-family-asian="FreeSans" style:font-family-generic-asian="system" style:font-pitch-asian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/>
      <style:text-properties fo:font-size="12pt" fo:font-style="italic" style:font-name-asian="FreeSans" style:font-family-asian="FreeSans" style:font-family-generic-asian="system" style:font-pitch-asian="variable" style:font-size-asian="12pt" style:font-style-asian="italic"/>
    </style:style>
    <style:style style:name="Index" style:family="paragraph" style:parent-style-name="Standard" style:default-outline-level="" style:class="index">
      <style:text-properties style:font-name-asian="FreeSans" style:font-family-asian="FreeSans" style:font-family-generic-asian="system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han Jones</meta:initial-creator>
    <meta:creation-date>2015-01-28T09:40:00</meta:creation-date>
    <dc:date>2015-01-28T10:22:00</dc:date>
    <meta:generator>LibreOffice/4.4.1.2$Linux_X86_64 LibreOffice_project/40m0$Build-2</meta:generator>
    <meta:document-statistic meta:table-count="0" meta:image-count="0" meta:object-count="0" meta:page-count="1" meta:paragraph-count="30" meta:word-count="249" meta:character-count="1592" meta:non-whitespace-character-count="1315"/>
  </office:meta>
</office:document-meta>
</file>